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2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1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03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1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12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2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25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0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0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15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2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1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11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3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10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11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2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2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22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3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1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1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1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2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0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1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1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25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1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17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0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0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1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1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08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0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3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7-01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6-10-2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6-09-2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6-07-1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6-07-06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6-05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5-10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5-04-3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4-12-0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4-12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4-10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4-04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3-11-2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3-05-07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3-04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2-10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2-04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2-01-1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1-12-0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1-10-0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1-04-2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0-10-2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10-04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09-10-08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09-04-16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1</text:p>
          </table:table-cell>
          <table:table-cell office:value-type="string" calcext:value-type="string">
            <text:p>63C 30</text:p>
          </table:table-cell>
          <table:table-cell office:value-type="string" calcext:value-type="string">
            <text:p>2008-09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038" meta:object-count="0"/>
    <meta:user-defined meta:name="AppVersion">3.0</meta:user-defined>
  </office:meta>
</office:document-meta>
</file>